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ed101" style:font-weight-asian="bold" style:font-weight-complex="bold"/>
    </style:style>
    <style:style style:name="P2" style:family="paragraph" style:parent-style-name="Standard">
      <style:text-properties officeooo:paragraph-rsid="000ed1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Развертывание Контракта</text:p>
      <text:p text:style-name="P2">Первый блок тестов посвящен проверке процесса развертывания контракта. Здесь проверяется успешная инициализация контракта, корректность установки адреса администратора и подтверждение, что контракт готов к взаимодействию. Эти тесты гарантируют, что контракт правильно загружается в блокчейн и инициализируется с заданными параметрами.</text:p>
      <text:p text:style-name="P1">2. Депозиты в TON и Jetton</text:p>
      <text:p text:style-name="P2">Вторая группа тестов фокусируется на функциональности приема депозитов в двух типах активов: TON и Jetton. </text:p>
      <text:p text:style-name="P2">Депозиты в TON: Проверяется, что контракт корректно принимает достаточные суммы TON, а также обрабатывает избыточные депозиты, возвращая лишние средства отправителю. Также тестируется поведение контракта при недостаточных депозитах, убеждаясь в правильной обработке ошибок и возврате средств. </text:p>
      <text:p text:style-name="P2">Депозиты в Jetton: Аналогично проверяется прием Jetton, включая обработку достаточных и избыточных сумм, а также отклонение недостаточных депозитов или депозитов с неверных адресов. Эти тесты подтверждают, что контракт правильно различает и обрабатывает разные типы активов, обеспечивая безопасность и корректность операций.</text:p>
      <text:p text:style-name="P1">3. Выплаты и Роялти</text:p>
      <text:p text:style-name="P2">Третья группа тестов посвящена процессу выплат средств продавцу и роялти администратору. Выплаты в TON и Jetton: Проверяется, что при выполнении всех условий контракта средства корректно переводятся продавцу, а также что соответствующие комиссии или роялти направляются администратору. Эти тесты подтверждают, что контракт правильно распределяет средства между участниками сделки, соблюдая установленные правила и пропорции.</text:p>
      <text:p text:style-name="P1">4. Возвраты Средств</text:p>
      <text:p text:style-name="P2">Четвертая группа тестов охватывает сценарии возврата средств покупателю по инициативе администратора. Возвраты в TON и Jetton: Тестируется возможность возврата депонированных средств покупателю, обеспечивая, что при запросе администратора средства возвращаются корректно и соответствующим образом распределяются комиссии. Эти тесты гарантируют, что контракт способен безопасно и надежно возвращать средства в случае необходимости, предотвращая потерю средств пользователей.</text:p>
      <text:p text:style-name="P1">5. Обработка Ошибок и Неправильных Операций</text:p>
      <text:p text:style-name="P2">Последняя группа тестов направлена на проверку устойчивости контракта к ошибкам и неправильным операциям. Неверные депозиты: Проверяется, что контракт правильно отклоняет депозиты с неверных адресов или в неправильном формате, возвращая соответствующие коды ошибок. Несоответствие типов депозитов: Тестируется, что контракты, предназначенные для приема только TON или Jetton, игнорируют депозиты другого типа, предотвращая потенциальные уязвимости и ошибки в логике контракт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4:57:04.819686866</meta:creation-date>
    <dc:date>2024-10-22T15:28:15.560411065</dc:date>
    <meta:editing-duration>PT20M46S</meta:editing-duration>
    <meta:editing-cycles>1</meta:editing-cycles>
    <meta:document-statistic meta:table-count="0" meta:image-count="0" meta:object-count="0" meta:page-count="1" meta:paragraph-count="12" meta:word-count="312" meta:character-count="2564" meta:non-whitespace-character-count="2262"/>
    <meta:generator>LibreOffice/24.8.2.1$Linux_X86_64 LibreOffice_project/480$Build-1</meta:generator>
  </office:meta>
</office:document-meta>
</file>